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ale vragen</text:p>
      <text:p text:style-name="Standard">Wat is en Parse-partout? En wat wordt daarmee bedoeld</text:p>
      <text:p text:style-name="Standard"/>
      <text:p text:style-name="Standard">Bij de lunch is het 20 euro per dag? Of per drie dagen zo ja! Hoeveel per dag?</text:p>
      <text:p text:style-name="Standard"/>
      <text:p text:style-name="Standard">Als mensen diner erbij willen reserveren? Er staat alleen weekend geld dat alleen voor zaterdag en zondag? Want zondag is de zaal maar open tot 18:00</text:p>
      <text:p text:style-name="Standard"/>
      <text:p text:style-name="Standard">Kun je diner en lunch bij elkaar reserveren? Krijg je dan ook voor beide en aparte streepjescode?</text:p>
      <text:p text:style-name="Standard"/>
      <text:p text:style-name="Standard">Dus nadat de bezoeker en ticket heeft gekocht moet hij zich registreren? Of moet dat daarvoor? Omdat er staat dat als hij zich registreert dat die meteen de streepjescode krijgt!</text:p>
      <text:p text:style-name="Standard"/>
      <text:p text:style-name="Standard">Kunt u uitleggen hoe u het registratie/inlog systeem wil! [Informatie op blaadje]</text:p>
      <text:p text:style-name="Standard"/>
      <text:p text:style-name="Standard">Vragen over de tags. Wie verzint de tags bij het uur? Organisator of spreker. [Vraag daar op verder door]</text:p>
      <text:p text:style-name="Standard"/>
      <text:p text:style-name="Standard">wat bedoelt u met “Een spreker mag bij de aanvraag van een slot, ook opgeven dat zijn eerste interesse naar een ander slot 'onder voorbehoud' gaat.” hoe wilt u dat ik dit ga verwerken in het form?</text:p>
      <text:p text:style-name="Standard"/>
      <text:p text:style-name="Standard">Als de organisator het slot moet afweisen/accepteren. Moet hij dan en heel beoordelings form gaan invullen of kan ik gewoon buttons maken met accepteren of afgewezen? En dat hij/zij en standaard email krijgen.</text:p>
      <text:p text:style-name="Standard"/>
      <text:p text:style-name="Standard">Moet de korte samenvatting in Engels alleen of ook in het Nederlands?</text:p>
      <text:p text:style-name="Standard"/>
      <text:p text:style-name="Standard">Met nummer 1 en 2 van de database opdrachten wat wordt daarbij bedoeld?</text:p>
      <text:p text:style-name="Standard"/>
      <text:p text:style-name="Standard">Wat is en journaling program bij de database?</text:p>
      <text:p text:style-name="Standard"/>
      <text:p text:style-name="P1">Vragen over extra opdrachten</text:p>
      <text:p text:style-name="P2">opdracht 7:</text:p>
      <text:p text:style-name="P2">Om op dit formulier te komen, moet je dan ingelogd zijn? Of kan het zonder dat je bent ingelogd? Zo ja, moet je dan je naam opgeven of email?</text:p>
      <text:p text:style-name="P2"/>
      <text:p text:style-name="P2">opdracht 8:</text:p>
      <text:p text:style-name="P2">dus er moeten verschillende tickets komen en wanneer er 250 besteld zijn moet die automatisch op uitverkocht komen te staan?</text:p>
      <text:p text:style-name="P2">Soort van aftel systeem? Dus als er nog 100 zijn en er worden 10 besteld moet er 90 komen te staan in plaats van 100?</text:p>
      <text:p text:style-name="P2"/>
      <text:p text:style-name="P2">opdracht 9:</text:p>
      <text:p text:style-name="P2">dus als de bezoeker en ticket heeft gereserveerd waarom krijgt hij dan niet automatisch een overzicht? Maar moet de organisator het activeren?</text:p>
      <text:p text:style-name="P2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3T09:21:02.45</meta:creation-date>
    <meta:document-statistic meta:table-count="0" meta:image-count="0" meta:object-count="0" meta:page-count="2" meta:paragraph-count="21" meta:word-count="342" meta:character-count="1930"/>
    <dc:date>2016-08-23T12:37:53.59</dc:date>
    <meta:editing-duration>PT14M37S</meta:editing-duration>
    <meta:editing-cycles>1</meta:editing-cycles>
    <meta:generator>OpenOffice/4.1.1$Win32 OpenOffice.org_project/411m6$Build-9775</meta:generator>
  </office:meta>
</office:document-meta>
</file>